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Bahnschrift" svg:font-family="Bahnschrift" style:font-adornments="Light" style:font-pitch="variable"/>
    <style:font-face style:name="JetBrains Mono" svg:font-family="'JetBrains Mono'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fill-color="#666666" draw:textarea-horizontal-align="justify" draw:textarea-vertical-align="middle" draw:auto-grow-height="false" fo:min-height="11.95cm" fo:min-width="5.75cm" loext:decorative="false"/>
    </style:style>
    <style:style style:name="gr2" style:family="graphic" style:parent-style-name="standard">
      <style:graphic-properties svg:stroke-color="#cccccc" draw:fill-color="#666666" draw:textarea-horizontal-align="justify" draw:textarea-vertical-align="middle" draw:auto-grow-height="false" fo:min-height="11.95cm" fo:min-width="6.25cm" loext:decorative="false"/>
    </style:style>
    <style:style style:name="gr3" style:family="graphic" style:parent-style-name="standard">
      <style:graphic-properties svg:stroke-color="#cccccc" draw:fill-color="#666666" draw:textarea-horizontal-align="justify" draw:textarea-vertical-align="middle" draw:auto-grow-height="false" fo:min-height="11.95cm" fo:min-width="6cm" loext:decorative="false"/>
    </style:style>
    <style:style style:name="gr4" style:family="graphic" style:parent-style-name="standard">
      <style:graphic-properties svg:stroke-color="#cccccc" draw:fill-color="#dde8cb" draw:textarea-horizontal-align="justify" draw:textarea-vertical-align="middle" draw:auto-grow-height="false" fo:min-height="2cm" fo:min-width="4.75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cccccc" draw:fill-color="#f7d1d5" draw:textarea-horizontal-align="justify" draw:textarea-vertical-align="middle" draw:auto-grow-height="false" fo:min-height="2cm" fo:min-width="4.75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cccccc" draw:fill-color="#ffdbb6" draw:textarea-horizontal-align="justify" draw:textarea-vertical-align="middle" draw:auto-grow-height="false" fo:min-height="2cm" fo:min-width="4.75cm" style:writing-mode="lr-tb" loext:decorative="false"/>
      <style:paragraph-properties style:writing-mode="lr-tb"/>
    </style:style>
    <style:style style:name="gr7" style:family="graphic" style:parent-style-name="objectwithoutfill">
      <style:graphic-properties draw:stroke="solid" svg:stroke-width="0.053cm" svg:stroke-color="#cccccc" draw:marker-start="Extrémités_20_de_20_flèche_20_1" draw:marker-start-width="0.379cm" draw:marker-end="Extrémités_20_de_20_flèche_20_2" draw:marker-end-width="0.379cm" draw:fill="none" draw:textarea-vertical-align="middle" fo:padding-top="0.151cm" fo:padding-bottom="0.151cm" fo:padding-left="0.276cm" fo:padding-right="0.276cm" loext:decorative="false"/>
    </style:style>
    <style:style style:name="gr8" style:family="graphic" style:parent-style-name="standard">
      <style:graphic-properties svg:stroke-color="#cccccc" draw:fill-color="#ffb66c" draw:textarea-horizontal-align="justify" draw:textarea-vertical-align="middle" draw:auto-grow-height="false" fo:min-height="2cm" fo:min-width="5.1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cccccc" draw:fill-color="#afd095" draw:textarea-horizontal-align="justify" draw:textarea-vertical-align="middle" draw:auto-grow-height="false" fo:min-height="2cm" fo:min-width="5.1cm" style:writing-mode="lr-tb" loext:decorative="false"/>
      <style:paragraph-properties style:writing-mode="lr-tb"/>
    </style:style>
    <style:style style:name="gr10" style:family="graphic" style:parent-style-name="objectwithoutfill">
      <style:graphic-properties draw:stroke="solid" svg:stroke-width="0.053cm" svg:stroke-color="#cccccc" draw:marker-start="" draw:marker-start-width="0.379cm" draw:marker-end="Extrémités_20_de_20_flèche_20_2" draw:marker-end-width="0.379cm" draw:fill="none" draw:textarea-vertical-align="middle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svg:stroke-color="#cccccc" draw:fill-color="#b4c7dc" draw:textarea-horizontal-align="justify" draw:textarea-vertical-align="middle" draw:auto-grow-height="false" fo:min-height="2cm" fo:min-width="4.75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cccccc" draw:fill-color="#dee6ef" draw:textarea-horizontal-align="justify" draw:textarea-vertical-align="middle" draw:auto-grow-height="false" fo:min-height="1.696cm" fo:min-width="2.86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cccccc" draw:fill-color="#ffa6a6" draw:textarea-horizontal-align="justify" draw:textarea-vertical-align="middle" draw:auto-grow-height="false" fo:min-height="2cm" fo:min-width="5.1cm" style:writing-mode="lr-tb" loext:decorative="false"/>
      <style:paragraph-properties style:writing-mode="lr-tb"/>
    </style:style>
    <style:style style:name="gr14" style:family="graphic" style:parent-style-name="objectwithoutfill">
      <style:graphic-properties draw:stroke="solid" svg:stroke-width="0.053cm" svg:stroke-color="#cccccc" draw:marker-start="Extrémités_20_de_20_flèche_20_2" draw:marker-start-width="0.379cm" draw:marker-end="" draw:marker-end-width="0.379cm" draw:fill="none" draw:textarea-vertical-align="middle" fo:padding-top="0.151cm" fo:padding-bottom="0.151cm" fo:padding-left="0.276cm" fo:padding-right="0.276cm" loext:decorative="false"/>
    </style:style>
    <style:style style:name="gr15" style:family="graphic" style:parent-style-name="objectwithoutfill">
      <style:graphic-properties draw:stroke="solid" svg:stroke-width="0.053cm" svg:stroke-color="#cccccc" draw:marker-start="Extrémités_20_de_20_flèche_20_1" draw:marker-start-width="0.379cm" draw:marker-end="" draw:marker-end-width="0.379cm" draw:fill="none" draw:textarea-vertical-align="middle" fo:padding-top="0.151cm" fo:padding-bottom="0.151cm" fo:padding-left="0.276cm" fo:padding-right="0.276cm" loext:decorative="false"/>
    </style:style>
    <style:style style:name="gr16" style:family="graphic" style:parent-style-name="objectwithoutfill">
      <style:graphic-properties svg:stroke-width="0.053cm" svg:stroke-color="#cccccc" draw:marker-start="" draw:marker-start-width="0.379cm" draw:marker-end="Extrémités_20_de_20_flèche_20_2" draw:marker-end-width="0.379cm" draw:fill="none" draw:textarea-vertical-align="middle" fo:padding-top="0.151cm" fo:padding-bottom="0.151cm" fo:padding-left="0.276cm" fo:padding-right="0.276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666666" draw:fill="none" draw:fill-color="#cccccc" loext:fill-use-slide-background="false" draw:textarea-horizontal-align="justify" draw:textarea-vertical-align="middle" draw:auto-grow-height="false" fo:min-height="12.25cm" fo:min-width="26.4cm" loext:decorative="false"/>
    </style:style>
    <style:style style:name="gr19" style:family="graphic" style:parent-style-name="standard">
      <style:graphic-properties svg:stroke-width="0.053cm" svg:stroke-color="#cccccc" draw:marker-start-width="0.279cm" draw:marker-end-width="0.279cm" draw:fill-color="#3faf46" draw:textarea-horizontal-align="justify" draw:textarea-vertical-align="middle" draw:auto-grow-height="false" fo:min-height="1.75cm" fo:min-width="3.95cm" fo:padding-top="0.151cm" fo:padding-bottom="0.151cm" fo:padding-left="0.276cm" fo:padding-right="0.276cm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053cm" svg:stroke-color="#cccccc" draw:marker-start-width="0.279cm" draw:marker-end-width="0.279cm" draw:fill-color="#666666" draw:textarea-horizontal-align="justify" draw:textarea-vertical-align="middle" draw:auto-grow-height="false" fo:min-height="1.5cm" fo:min-width="12.25cm" fo:padding-top="0.151cm" fo:padding-bottom="0.151cm" fo:padding-left="0.276cm" fo:padding-right="0.276cm" style:writing-mode="lr-tb" loext:decorative="false"/>
      <style:paragraph-properties style:writing-mode="lr-tb"/>
    </style:style>
    <style:style style:name="gr21" style:family="graphic" style:parent-style-name="standard">
      <style:graphic-properties svg:stroke-width="0.053cm" svg:stroke-color="#cccccc" draw:marker-start-width="0.279cm" draw:marker-end-width="0.279cm" draw:fill-color="#8d1d75" draw:textarea-horizontal-align="justify" draw:textarea-vertical-align="middle" draw:auto-grow-height="false" fo:min-height="1.75cm" fo:min-width="3.95cm" fo:padding-top="0.151cm" fo:padding-bottom="0.151cm" fo:padding-left="0.276cm" fo:padding-right="0.276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width="0.081cm" svg:stroke-color="#999999" draw:marker-start-width="0.321cm" draw:marker-end-width="0.321cm" draw:fill="none" draw:fill-color="#ffffff" draw:textarea-horizontal-align="left" draw:auto-grow-height="true" draw:auto-grow-width="false" fo:min-height="0.5cm" fo:min-width="0cm" loext:decorative="false"/>
      <style:paragraph-properties style:writing-mode="lr-tb"/>
    </style:style>
    <style:style style:name="gr23" style:family="graphic" style:parent-style-name="standard">
      <style:graphic-properties svg:stroke-width="0.081cm" svg:stroke-color="#999999" draw:marker-start-width="0.321cm" draw:marker-end-width="0.321cm" draw:fill="none" draw:textarea-vertical-align="middle" draw:auto-grow-height="false" fo:min-height="1.41cm" fo:min-width="0cm" fo:padding-top="0.165cm" fo:padding-bottom="0.165cm" fo:padding-left="0.29cm" fo:padding-right="0.29cm" fo:wrap-option="wrap" loext:decorative="false"/>
    </style:style>
    <style:style style:name="gr24" style:family="graphic" style:parent-style-name="standard">
      <style:graphic-properties svg:stroke-width="0.053cm" svg:stroke-color="#cccccc" draw:marker-start-width="0.279cm" draw:marker-end-width="0.279cm" draw:fill-color="#333333" draw:textarea-horizontal-align="justify" draw:textarea-vertical-align="middle" draw:auto-grow-height="false" fo:min-height="1cm" fo:min-width="11.7cm" fo:padding-top="0.151cm" fo:padding-bottom="0.151cm" fo:padding-left="0.276cm" fo:padding-right="0.276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svg:stroke-width="0.081cm" svg:stroke-color="#999999" draw:marker-start-width="0.321cm" draw:marker-end-width="0.321cm" draw:fill="none" draw:fill-color="#ffffff" draw:textarea-horizontal-align="left" draw:auto-grow-height="true" draw:auto-grow-width="false" fo:min-height="0.499cm" fo:min-width="0cm" loext:decorative="false"/>
      <style:paragraph-properties style:writing-mode="lr-tb"/>
    </style:style>
    <style:style style:name="gr26" style:family="graphic" style:parent-style-name="standard">
      <style:graphic-properties svg:stroke-width="0.081cm" svg:stroke-color="#999999" draw:marker-start-width="0.321cm" draw:marker-end-width="0.321cm" draw:fill="none" draw:textarea-vertical-align="middle" draw:auto-grow-height="false" fo:min-height="1.646cm" fo:min-width="0cm" fo:padding-top="0.165cm" fo:padding-bottom="0.165cm" fo:padding-left="0.29cm" fo:padding-right="0.29cm" fo:wrap-option="wrap" loext:decorative="false"/>
    </style:style>
    <style:style style:name="gr27" style:family="graphic" style:parent-style-name="standard">
      <style:graphic-properties svg:stroke-width="0.053cm" svg:stroke-color="#cccccc" draw:marker-start-width="0.279cm" draw:marker-end-width="0.279cm" draw:fill-color="#780373" draw:textarea-horizontal-align="justify" draw:textarea-vertical-align="middle" draw:auto-grow-height="false" fo:min-height="1.25cm" fo:min-width="3.45cm" fo:padding-top="0.151cm" fo:padding-bottom="0.151cm" fo:padding-left="0.276cm" fo:padding-right="0.276cm" style:writing-mode="lr-tb" loext:decorative="false"/>
      <style:paragraph-properties style:writing-mode="lr-tb"/>
    </style:style>
    <style:style style:name="gr28" style:family="graphic" style:parent-style-name="standard">
      <style:graphic-properties svg:stroke-width="0.053cm" svg:stroke-color="#cccccc" draw:marker-start-width="0.279cm" draw:marker-end-width="0.279cm" draw:fill-color="#127622" draw:textarea-horizontal-align="justify" draw:textarea-vertical-align="middle" draw:auto-grow-height="false" fo:min-height="1.25cm" fo:min-width="3.5cm" fo:padding-top="0.151cm" fo:padding-bottom="0.151cm" fo:padding-left="0.276cm" fo:padding-right="0.276cm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svg:stroke-width="0.053cm" svg:stroke-color="#cccccc" draw:marker-start-width="0.279cm" draw:marker-end-width="0.279cm" draw:fill-color="#3faf46" draw:textarea-horizontal-align="justify" draw:textarea-vertical-align="middle" draw:auto-grow-height="false" fo:min-height="1.75cm" fo:min-width="4cm" fo:padding-top="0.151cm" fo:padding-bottom="0.151cm" fo:padding-left="0.276cm" fo:padding-right="0.276cm" style:writing-mode="lr-tb" loext:decorative="false"/>
      <style:paragraph-properties style:writing-mode="lr-tb"/>
    </style:style>
    <style:style style:name="gr30" style:family="graphic" style:parent-style-name="standard">
      <style:graphic-properties svg:stroke-width="0.053cm" svg:stroke-color="#cccccc" draw:marker-start-width="0.279cm" draw:marker-end-width="0.279cm" draw:fill-color="#8d1d75" draw:textarea-horizontal-align="justify" draw:textarea-vertical-align="middle" draw:auto-grow-height="false" fo:min-height="1.75cm" fo:min-width="4cm" fo:padding-top="0.151cm" fo:padding-bottom="0.151cm" fo:padding-left="0.276cm" fo:padding-right="0.276cm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width="0.081cm" svg:stroke-color="#999999" draw:marker-start-width="0.321cm" draw:marker-end-width="0.321cm" draw:fill="none" draw:fill-color="#ffffff" draw:textarea-horizontal-align="left" draw:auto-grow-height="true" draw:auto-grow-width="false" fo:min-height="0.498cm" fo:min-width="0cm" loext:decorative="false"/>
      <style:paragraph-properties style:writing-mode="lr-tb"/>
    </style:style>
    <style:style style:name="gr32" style:family="graphic" style:parent-style-name="standard" style:list-style-name="L1">
      <style:graphic-properties svg:stroke-width="0.053cm" svg:stroke-color="#cccccc" draw:marker-start-width="0.279cm" draw:marker-end-width="0.279cm" draw:fill-color="#780373" draw:textarea-horizontal-align="justify" draw:textarea-vertical-align="middle" draw:auto-grow-height="false" fo:min-height="1.25cm" fo:min-width="3.5cm" fo:padding-top="0.151cm" fo:padding-bottom="0.151cm" fo:padding-left="0.276cm" fo:padding-right="0.276cm" style:writing-mode="lr-tb" loext:decorative="false"/>
      <style:paragraph-properties style:writing-mode="lr-tb"/>
    </style:style>
    <style:style style:name="gr33" style:family="graphic" style:parent-style-name="standard">
      <style:graphic-properties svg:stroke-width="0.053cm" svg:stroke-color="#cccccc" draw:marker-start-width="0.279cm" draw:marker-end-width="0.279cm" draw:fill-color="#666666" draw:textarea-horizontal-align="justify" draw:textarea-vertical-align="middle" draw:auto-grow-height="false" fo:min-height="1.5cm" fo:min-width="4.5cm" fo:padding-top="0.151cm" fo:padding-bottom="0.151cm" fo:padding-left="0.276cm" fo:padding-right="0.276cm" style:writing-mode="lr-tb" loext:decorative="false"/>
      <style:paragraph-properties style:writing-mode="lr-tb"/>
    </style:style>
    <style:style style:name="gr34" style:family="graphic" style:parent-style-name="standard">
      <style:graphic-properties svg:stroke-width="0.053cm" svg:stroke-color="#cccccc" draw:marker-start-width="0.279cm" draw:marker-end-width="0.279cm" draw:fill-color="#333333" draw:textarea-horizontal-align="justify" draw:textarea-vertical-align="middle" draw:auto-grow-height="false" fo:min-height="1cm" fo:min-width="3.95cm" fo:padding-top="0.151cm" fo:padding-bottom="0.151cm" fo:padding-left="0.276cm" fo:padding-right="0.276cm" style:writing-mode="lr-tb" loext:decorative="false"/>
      <style:paragraph-properties style:writing-mode="lr-tb"/>
    </style:style>
    <style:style style:name="gr35" style:family="graphic" style:parent-style-name="standard">
      <style:graphic-properties svg:stroke-width="0.053cm" svg:stroke-color="#cccccc" draw:marker-start-width="0.279cm" draw:marker-end-width="0.279cm" draw:fill-color="#3faf46" draw:textarea-horizontal-align="justify" draw:textarea-vertical-align="middle" draw:auto-grow-height="false" fo:min-height="1.75cm" fo:min-width="3.3cm" fo:padding-top="0.151cm" fo:padding-bottom="0.151cm" fo:padding-left="0.276cm" fo:padding-right="0.276cm" style:writing-mode="lr-tb" loext:decorative="false"/>
      <style:paragraph-properties style:writing-mode="lr-tb"/>
    </style:style>
    <style:style style:name="gr36" style:family="graphic" style:parent-style-name="standard">
      <style:graphic-properties svg:stroke-width="0.053cm" svg:stroke-color="#cccccc" draw:marker-start-width="0.279cm" draw:marker-end-width="0.279cm" draw:fill-color="#127622" draw:textarea-horizontal-align="justify" draw:textarea-vertical-align="middle" draw:auto-grow-height="false" fo:min-height="1.25cm" fo:min-width="2.7cm" fo:padding-top="0.151cm" fo:padding-bottom="0.151cm" fo:padding-left="0.276cm" fo:padding-right="0.276cm" style:writing-mode="lr-tb" loext:decorative="false"/>
      <style:paragraph-properties style:writing-mode="lr-tb"/>
    </style:style>
    <style:style style:name="gr37" style:family="graphic" style:parent-style-name="standard">
      <style:graphic-properties svg:stroke-width="0.053cm" svg:stroke-color="#cccccc" draw:marker-start-width="0.279cm" draw:marker-end-width="0.279cm" draw:fill-color="#8d1d75" draw:textarea-horizontal-align="justify" draw:textarea-vertical-align="middle" draw:auto-grow-height="false" fo:min-height="1.75cm" fo:min-width="3.3cm" fo:padding-top="0.151cm" fo:padding-bottom="0.151cm" fo:padding-left="0.276cm" fo:padding-right="0.276cm" style:writing-mode="lr-tb" loext:decorative="false"/>
      <style:paragraph-properties style:writing-mode="lr-tb"/>
    </style:style>
    <style:style style:name="gr38" style:family="graphic" style:parent-style-name="standard">
      <style:graphic-properties svg:stroke-width="0.053cm" svg:stroke-color="#cccccc" draw:marker-start-width="0.279cm" draw:marker-end-width="0.279cm" draw:fill-color="#780373" draw:textarea-horizontal-align="justify" draw:textarea-vertical-align="middle" draw:auto-grow-height="false" fo:min-height="1.25cm" fo:min-width="2.7cm" fo:padding-top="0.151cm" fo:padding-bottom="0.151cm" fo:padding-left="0.276cm" fo:padding-right="0.276cm" style:writing-mode="lr-tb" loext:decorative="false"/>
      <style:paragraph-properties style:writing-mode="lr-tb"/>
    </style:style>
    <style:style style:name="gr39" style:family="graphic" style:parent-style-name="standard">
      <style:graphic-properties svg:stroke-width="0.053cm" svg:stroke-color="#cccccc" draw:marker-start-width="0.279cm" draw:marker-end-width="0.279cm" draw:fill-color="#3faf46" draw:textarea-horizontal-align="justify" draw:textarea-vertical-align="middle" draw:auto-grow-height="false" fo:min-height="1.75cm" fo:min-width="4.5cm" fo:padding-top="0.151cm" fo:padding-bottom="0.151cm" fo:padding-left="0.276cm" fo:padding-right="0.276cm" style:writing-mode="lr-tb" loext:decorative="false"/>
      <style:paragraph-properties style:writing-mode="lr-tb"/>
    </style:style>
    <style:style style:name="gr40" style:family="graphic" style:parent-style-name="standard">
      <style:graphic-properties svg:stroke-width="0.053cm" svg:stroke-color="#cccccc" draw:marker-start-width="0.279cm" draw:marker-end-width="0.279cm" draw:fill-color="#127622" draw:textarea-horizontal-align="justify" draw:textarea-vertical-align="middle" draw:auto-grow-height="false" fo:min-height="1.25cm" fo:min-width="3.95cm" fo:padding-top="0.151cm" fo:padding-bottom="0.151cm" fo:padding-left="0.276cm" fo:padding-right="0.276cm" style:writing-mode="lr-tb" loext:decorative="false"/>
      <style:paragraph-properties style:writing-mode="lr-tb"/>
    </style:style>
    <style:style style:name="gr41" style:family="graphic" style:parent-style-name="standard">
      <style:graphic-properties svg:stroke-width="0.053cm" svg:stroke-color="#cccccc" draw:marker-start-width="0.279cm" draw:marker-end-width="0.279cm" draw:fill-color="#8d1d75" draw:textarea-horizontal-align="justify" draw:textarea-vertical-align="middle" draw:auto-grow-height="false" fo:min-height="1.75cm" fo:min-width="4.5cm" fo:padding-top="0.151cm" fo:padding-bottom="0.151cm" fo:padding-left="0.276cm" fo:padding-right="0.276cm" style:writing-mode="lr-tb" loext:decorative="false"/>
      <style:paragraph-properties style:writing-mode="lr-tb"/>
    </style:style>
    <style:style style:name="gr42" style:family="graphic" style:parent-style-name="standard">
      <style:graphic-properties svg:stroke-width="0.053cm" svg:stroke-color="#cccccc" draw:marker-start-width="0.279cm" draw:marker-end-width="0.279cm" draw:fill-color="#780373" draw:textarea-horizontal-align="justify" draw:textarea-vertical-align="middle" draw:auto-grow-height="false" fo:min-height="1.25cm" fo:min-width="3.95cm" fo:padding-top="0.151cm" fo:padding-bottom="0.151cm" fo:padding-left="0.276cm" fo:padding-right="0.276cm" style:writing-mode="lr-tb" loext:decorative="false"/>
      <style:paragraph-properties style:writing-mode="lr-tb"/>
    </style:style>
    <style:style style:name="gr43" style:family="graphic" style:parent-style-name="standard">
      <style:graphic-properties svg:stroke-width="0.053cm" svg:stroke-color="#cccccc" draw:marker-start-width="0.279cm" draw:marker-end-width="0.279cm" draw:fill-color="#333333" draw:textarea-horizontal-align="justify" draw:textarea-vertical-align="middle" draw:auto-grow-height="false" fo:min-height="1cm" fo:min-width="4cm" fo:padding-top="0.151cm" fo:padding-bottom="0.151cm" fo:padding-left="0.276cm" fo:padding-right="0.276cm" style:writing-mode="lr-tb" loext:decorative="false"/>
      <style:paragraph-properties style:writing-mode="lr-tb"/>
    </style:style>
    <style:style style:name="gr44" style:family="graphic" style:parent-style-name="standard">
      <style:graphic-properties svg:stroke-width="0.053cm" svg:stroke-color="#cccccc" draw:marker-start-width="0.279cm" draw:marker-end-width="0.279cm" draw:fill-color="#780373" draw:textarea-horizontal-align="justify" draw:textarea-vertical-align="middle" draw:auto-grow-height="false" fo:min-height="1.25cm" fo:min-width="4cm" fo:padding-top="0.151cm" fo:padding-bottom="0.151cm" fo:padding-left="0.276cm" fo:padding-right="0.276cm" style:writing-mode="lr-tb" loext:decorative="false"/>
      <style:paragraph-properties style:writing-mode="lr-tb"/>
    </style:style>
    <style:style style:name="gr45" style:family="graphic" style:parent-style-name="standard">
      <style:graphic-properties svg:stroke-width="0.053cm" svg:stroke-color="#cccccc" draw:marker-start-width="0.279cm" draw:marker-end-width="0.279cm" draw:fill-color="#127622" draw:textarea-horizontal-align="justify" draw:textarea-vertical-align="middle" draw:auto-grow-height="false" fo:min-height="1.25cm" fo:min-width="4cm" fo:padding-top="0.151cm" fo:padding-bottom="0.151cm" fo:padding-left="0.276cm" fo:padding-right="0.276cm" style:writing-mode="lr-tb" loext:decorative="false"/>
      <style:paragraph-properties style:writing-mode="lr-tb"/>
    </style:style>
    <style:style style:name="gr46" style:family="graphic" style:parent-style-name="standard">
      <style:graphic-properties svg:stroke-width="0.053cm" svg:stroke-color="#cccccc" draw:marker-start-width="0.279cm" draw:marker-end-width="0.279cm" draw:fill-color="#ea7500" draw:textarea-horizontal-align="justify" draw:textarea-vertical-align="middle" draw:auto-grow-height="false" fo:min-height="1.75cm" fo:min-width="22.25cm" fo:padding-top="0.151cm" fo:padding-bottom="0.151cm" fo:padding-left="0.276cm" fo:padding-right="0.276cm" style:writing-mode="lr-tb" loext:decorative="false"/>
      <style:paragraph-properties style:writing-mode="lr-tb"/>
    </style:style>
    <style:style style:name="gr47" style:family="graphic" style:parent-style-name="standard">
      <style:graphic-properties svg:stroke-width="0.053cm" svg:stroke-color="#cccccc" draw:marker-start-width="0.279cm" draw:marker-end-width="0.279cm" draw:fill-color="#be480a" draw:textarea-horizontal-align="justify" draw:textarea-vertical-align="middle" draw:auto-grow-height="false" fo:min-height="1.198cm" fo:min-width="12.198cm" fo:padding-top="0.151cm" fo:padding-bottom="0.151cm" fo:padding-left="0.276cm" fo:padding-right="0.276cm" style:writing-mode="lr-tb" loext:decorative="false"/>
      <style:paragraph-properties style:writing-mode="lr-tb"/>
    </style:style>
    <style:style style:name="gr48" style:family="graphic" style:parent-style-name="standard">
      <style:graphic-properties draw:stroke="dash" draw:stroke-dash="Dot" svg:stroke-width="0.053cm" svg:stroke-color="#cccccc" draw:marker-start-width="0.279cm" draw:marker-end-width="0.279cm" svg:stroke-linecap="butt" draw:fill-color="#be480a" draw:textarea-horizontal-align="justify" draw:textarea-vertical-align="middle" draw:auto-grow-height="false" fo:min-height="1.198cm" fo:min-width="0.698cm" fo:padding-top="0.151cm" fo:padding-bottom="0.151cm" fo:padding-left="0.276cm" fo:padding-right="0.276cm" style:writing-mode="lr-tb" loext:decorative="false"/>
      <style:paragraph-properties style:writing-mode="lr-tb"/>
    </style:style>
    <style:style style:name="gr49" style:family="graphic" style:parent-style-name="standard">
      <style:graphic-properties svg:stroke-width="0.053cm" svg:stroke-color="#cccccc" draw:marker-start-width="0.279cm" draw:marker-end-width="0.279cm" draw:fill-color="#be480a" draw:textarea-horizontal-align="justify" draw:textarea-vertical-align="middle" draw:auto-grow-height="false" fo:min-height="1.198cm" fo:min-width="7.198cm" fo:padding-top="0.151cm" fo:padding-bottom="0.151cm" fo:padding-left="0.276cm" fo:padding-right="0.276cm" style:writing-mode="lr-tb" loext:decorative="false"/>
      <style:paragraph-properties style:writing-mode="lr-tb"/>
    </style:style>
    <style:style style:name="gr50" style:family="graphic" style:parent-style-name="standard">
      <style:graphic-properties svg:stroke-width="0.053cm" svg:stroke-color="#cccccc" draw:marker-start-width="0.279cm" draw:marker-end-width="0.279cm" draw:fill-color="#7b3d00" draw:textarea-horizontal-align="justify" draw:textarea-vertical-align="middle" draw:auto-grow-height="false" fo:min-height="0.698cm" fo:min-width="0.448cm" fo:padding-top="0.151cm" fo:padding-bottom="0.151cm" fo:padding-left="0.276cm" fo:padding-right="0.276cm" style:writing-mode="lr-tb" loext:decorative="false"/>
      <style:paragraph-properties style:writing-mode="lr-tb"/>
    </style:style>
    <style:style style:name="gr51" style:family="graphic" style:parent-style-name="standard">
      <style:graphic-properties draw:stroke="dash" draw:stroke-dash="Dot" svg:stroke-width="0.053cm" svg:stroke-color="#cccccc" draw:marker-start-width="0.279cm" draw:marker-end-width="0.279cm" svg:stroke-linecap="butt" draw:fill-color="#7b3d00" draw:textarea-horizontal-align="justify" draw:textarea-vertical-align="middle" draw:auto-grow-height="false" fo:min-height="0.698cm" fo:min-width="0.448cm" fo:padding-top="0.151cm" fo:padding-bottom="0.151cm" fo:padding-left="0.276cm" fo:padding-right="0.276cm" style:writing-mode="lr-tb" loext:decorative="false"/>
      <style:paragraph-properties style:writing-mode="lr-tb"/>
    </style:style>
    <style:style style:name="gr52" style:family="graphic" style:parent-style-name="standard">
      <style:graphic-properties draw:stroke="none" svg:stroke-width="0.081cm" svg:stroke-color="#999999" draw:marker-start-width="0.321cm" draw:marker-end-width="0.321cm" draw:fill="none" draw:fill-color="#ffffff" draw:textarea-horizontal-align="left" draw:auto-grow-height="true" draw:auto-grow-width="false" fo:min-height="0.847cm" fo:min-width="0cm" loext:decorative="false"/>
      <style:paragraph-properties style:writing-mode="lr-tb"/>
    </style:style>
    <style:style style:name="gr53" style:family="graphic" style:parent-style-name="standard">
      <style:graphic-properties svg:stroke-width="0.081cm" svg:stroke-color="#999999" draw:marker-start-width="0.321cm" draw:marker-end-width="0.321cm" draw:fill="none" draw:textarea-vertical-align="middle" draw:auto-grow-height="false" fo:min-height="1.566cm" fo:min-width="0cm" fo:padding-top="0.165cm" fo:padding-bottom="0.165cm" fo:padding-left="0.29cm" fo:padding-right="0.29cm" fo:wrap-option="wrap" loext:decorative="false"/>
    </style:style>
    <style:style style:name="gr54" style:family="graphic" style:parent-style-name="standard">
      <style:graphic-properties svg:stroke-width="0.081cm" svg:stroke-color="#999999" draw:marker-start-width="0.321cm" draw:marker-end-width="0.321cm" draw:fill="none" draw:textarea-vertical-align="middle" draw:auto-grow-height="false" fo:min-height="4.41cm" fo:min-width="0cm" fo:padding-top="0.165cm" fo:padding-bottom="0.165cm" fo:padding-left="0.29cm" fo:padding-right="0.29cm" fo:wrap-option="wrap" loext:decorative="false"/>
    </style:style>
    <style:style style:name="gr55" style:family="graphic" style:parent-style-name="standard">
      <style:graphic-properties svg:stroke-width="0.081cm" svg:stroke-color="#999999" draw:marker-start-width="0.321cm" draw:marker-end-width="0.321cm" draw:fill="none" draw:textarea-vertical-align="middle" draw:auto-grow-height="false" fo:min-height="3.226cm" fo:min-width="0cm" fo:padding-top="0.165cm" fo:padding-bottom="0.165cm" fo:padding-left="0.29cm" fo:padding-right="0.29cm" fo:wrap-option="wrap" loext:decorative="false"/>
    </style:style>
    <style:style style:name="gr56" style:family="graphic" style:parent-style-name="standard">
      <style:graphic-properties svg:stroke-width="0.081cm" svg:stroke-color="#999999" draw:marker-start-width="0.321cm" draw:marker-end-width="0.321cm" draw:fill="none" draw:textarea-vertical-align="middle" draw:auto-grow-height="false" fo:min-height="3.936cm" fo:min-width="0cm" fo:padding-top="0.165cm" fo:padding-bottom="0.165cm" fo:padding-left="0.29cm" fo:padding-right="0.29cm" fo:wrap-option="wrap" loext:decorative="false"/>
    </style:style>
    <style:style style:name="gr57" style:family="graphic" style:parent-style-name="standard">
      <style:graphic-properties draw:stroke="none" svg:stroke-width="0.081cm" svg:stroke-color="#999999" draw:marker-start-width="0.321cm" draw:marker-end-width="0.321cm" draw:fill="none" draw:fill-color="#ffffff" draw:textarea-horizontal-align="left" draw:auto-grow-height="true" draw:auto-grow-width="false" fo:min-height="1.693cm" fo:min-width="0cm" loext:decorative="false"/>
      <style:paragraph-properties style:writing-mode="lr-tb"/>
    </style:style>
    <style:style style:name="gr58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0.75cm" fo:min-width="25.5cm" loext:decorative="false"/>
    </style:style>
    <style:style style:name="P1" style:family="paragraph">
      <loext:graphic-properties draw:fill-color="#666666"/>
      <style:paragraph-properties fo:text-align="center"/>
    </style:style>
    <style:style style:name="P2" style:family="paragraph">
      <style:paragraph-properties fo:text-align="center"/>
      <style:text-properties style:font-name="Bahnschrift"/>
    </style:style>
    <style:style style:name="P3" style:family="paragraph">
      <loext:graphic-properties draw:fill-color="#dde8cb"/>
      <style:paragraph-properties fo:text-align="center" style:writing-mode="lr-tb"/>
      <style:text-properties style:font-name="Bahnschrift"/>
    </style:style>
    <style:style style:name="P4" style:family="paragraph">
      <loext:graphic-properties draw:fill-color="#f7d1d5"/>
      <style:paragraph-properties fo:text-align="center" style:writing-mode="lr-tb"/>
      <style:text-properties style:font-name="Bahnschrift"/>
    </style:style>
    <style:style style:name="P5" style:family="paragraph">
      <loext:graphic-properties draw:fill-color="#ffdbb6"/>
      <style:paragraph-properties fo:text-align="center" style:writing-mode="lr-tb"/>
      <style:text-properties style:font-name="Bahnschrif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b66c"/>
      <style:paragraph-properties fo:text-align="center" style:writing-mode="lr-tb"/>
      <style:text-properties style:font-name="Bahnschrift"/>
    </style:style>
    <style:style style:name="P8" style:family="paragraph">
      <loext:graphic-properties draw:fill-color="#afd095"/>
      <style:paragraph-properties fo:text-align="center" style:writing-mode="lr-tb"/>
      <style:text-properties style:font-name="Bahnschrift"/>
    </style:style>
    <style:style style:name="P9" style:family="paragraph">
      <loext:graphic-properties draw:fill-color="#b4c7dc"/>
      <style:paragraph-properties fo:text-align="center" style:writing-mode="lr-tb"/>
      <style:text-properties style:font-name="Bahnschrif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font-name="Bahnschrift"/>
    </style:style>
    <style:style style:name="P11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style:font-name="Bahnschrift"/>
    </style:style>
    <style:style style:name="P12" style:family="paragraph">
      <loext:graphic-properties draw:fill-color="#ffa6a6"/>
      <style:paragraph-properties fo:text-align="center" style:writing-mode="lr-tb"/>
      <style:text-properties style:font-name="Bahnschrif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dddddd" loext:opacity="100%"/>
    </style:style>
    <style:style style:name="P15" style:family="paragraph">
      <loext:graphic-properties draw:fill="none" draw:fill-color="#cccccc"/>
      <style:paragraph-properties fo:text-align="center"/>
    </style:style>
    <style:style style:name="P16" style:family="paragraph">
      <loext:graphic-properties draw:fill-color="#3faf46"/>
      <style:paragraph-properties fo:text-align="center" style:writing-mode="lr-tb"/>
      <style:text-properties style:font-name="Bahnschrift"/>
    </style:style>
    <style:style style:name="P17" style:family="paragraph">
      <loext:graphic-properties draw:fill-color="#666666"/>
      <style:paragraph-properties fo:text-align="center" style:writing-mode="lr-tb"/>
      <style:text-properties style:font-name="Bahnschrift"/>
    </style:style>
    <style:style style:name="P18" style:family="paragraph">
      <loext:graphic-properties draw:fill-color="#8d1d75"/>
      <style:paragraph-properties fo:text-align="center" style:writing-mode="lr-tb"/>
      <style:text-properties style:font-name="Bahnschrift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color="#999999" loext:opacity="100%" fo:font-size="12pt"/>
    </style:style>
    <style:style style:name="P21" style:family="paragraph">
      <loext:graphic-properties draw:fill="none"/>
      <style:paragraph-properties fo:text-align="center"/>
      <style:text-properties fo:color="#999999" loext:opacity="100%"/>
    </style:style>
    <style:style style:name="P22" style:family="paragraph">
      <style:paragraph-properties fo:text-align="center"/>
      <style:text-properties style:font-name="Bahnschrift" fo:font-size="16pt"/>
    </style:style>
    <style:style style:name="P23" style:family="paragraph">
      <loext:graphic-properties draw:fill-color="#333333"/>
      <style:paragraph-properties fo:text-align="center" style:writing-mode="lr-tb"/>
      <style:text-properties style:font-name="Bahnschrift" fo:font-size="16pt"/>
    </style:style>
    <style:style style:name="P24" style:family="paragraph">
      <style:paragraph-properties fo:text-align="center"/>
      <style:text-properties style:font-name="Bahnschrift" fo:font-size="14pt"/>
    </style:style>
    <style:style style:name="P25" style:family="paragraph">
      <loext:graphic-properties draw:fill-color="#780373"/>
      <style:paragraph-properties fo:text-align="center" style:writing-mode="lr-tb"/>
      <style:text-properties style:font-name="Bahnschrift" fo:font-size="14pt"/>
    </style:style>
    <style:style style:name="P26" style:family="paragraph">
      <loext:graphic-properties draw:fill-color="#127622"/>
      <style:paragraph-properties fo:text-align="center" style:writing-mode="lr-tb"/>
      <style:text-properties style:font-name="Bahnschrift" fo:font-size="14pt"/>
    </style:style>
    <style:style style:name="P27" style:family="paragraph">
      <loext:graphic-properties draw:fill-color="#3faf46"/>
      <style:paragraph-properties fo:margin-left="0cm" fo:margin-right="0cm" fo:text-align="center" fo:text-indent="0cm" style:writing-mode="lr-tb"/>
      <style:text-properties style:font-name="Bahnschrift" fo:font-size="18pt" style:letter-kerning="true" style:font-name-asian="Noto Sans CJK SC" style:font-size-asian="18pt" style:font-name-complex="Noto Sans Devanagari" style:font-size-complex="18pt"/>
    </style:style>
    <style:style style:name="P28" style:family="paragraph">
      <style:paragraph-properties fo:margin-left="0cm" fo:margin-right="0cm" fo:text-align="center" fo:text-indent="0cm"/>
      <style:text-properties style:font-name="Bahnschrift" fo:font-size="14pt" style:letter-kerning="true" style:font-name-asian="Noto Sans CJK SC" style:font-size-asian="18pt" style:font-name-complex="Noto Sans Devanagari" style:font-size-complex="18pt"/>
    </style:style>
    <style:style style:name="P29" style:family="paragraph">
      <loext:graphic-properties draw:fill-color="#780373"/>
      <style:paragraph-properties fo:margin-left="0cm" fo:margin-right="0cm" fo:text-align="center" fo:text-indent="0cm" style:writing-mode="lr-tb"/>
      <style:text-properties style:font-name="Bahnschrift" fo:font-size="14pt" style:letter-kerning="true" style:font-name-asian="Noto Sans CJK SC" style:font-size-asian="18pt" style:font-name-complex="Noto Sans Devanagari" style:font-size-complex="18pt"/>
    </style:style>
    <style:style style:name="P30" style:family="paragraph">
      <loext:graphic-properties draw:fill-color="#ea7500"/>
      <style:paragraph-properties fo:text-align="center" style:writing-mode="lr-tb"/>
      <style:text-properties style:font-name="Bahnschrift"/>
    </style:style>
    <style:style style:name="P31" style:family="paragraph">
      <loext:graphic-properties draw:fill-color="#be480a"/>
      <style:paragraph-properties fo:text-align="center" style:writing-mode="lr-tb"/>
      <style:text-properties style:font-name="Bahnschrift" fo:font-size="14pt"/>
    </style:style>
    <style:style style:name="P32" style:family="paragraph">
      <loext:graphic-properties draw:fill-color="#7b3d00"/>
      <style:paragraph-properties fo:text-align="center" style:writing-mode="lr-tb"/>
      <style:text-properties style:font-name="Bahnschrift" fo:font-size="14pt"/>
    </style:style>
    <style:style style:name="P33" style:family="paragraph">
      <loext:graphic-properties draw:fill="none" draw:fill-color="#ffffff"/>
      <style:paragraph-properties fo:text-align="center"/>
      <style:text-properties fo:color="#999999" loext:opacity="100%" fo:font-size="12pt"/>
    </style:style>
    <style:style style:name="T1" style:family="text">
      <style:text-properties style:font-name="Bahnschrift"/>
    </style:style>
    <style:style style:name="T2" style:family="text">
      <style:text-properties style:font-name="Bahnschrift" fo:font-size="10pt" style:font-size-asian="10pt" style:font-size-complex="10pt"/>
    </style:style>
    <style:style style:name="T3" style:family="text">
      <style:text-properties style:font-name="JetBrains Mono" fo:font-size="7pt" style:font-size-asian="7pt" style:font-size-complex="7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Bahnschrift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dddddd" loext:opacity="100%" style:font-name="Bahnschrift" fo:font-size="14pt" style:font-size-asian="14pt" style:font-size-complex="14pt"/>
    </style:style>
    <style:style style:name="T6" style:family="text">
      <style:text-properties fo:color="#dddddd" loext:opacity="100%" style:font-name="Bahnschrift" fo:font-size="8pt" style:font-size-asian="8pt" style:font-size-complex="8pt"/>
    </style:style>
    <style:style style:name="T7" style:family="text">
      <style:text-properties fo:color="#999999" loext:opacity="100%" style:font-name="Bahnschrift" fo:font-size="12pt"/>
    </style:style>
    <style:style style:name="T8" style:family="text">
      <style:text-properties style:font-name="Bahnschrift" fo:font-size="16pt"/>
    </style:style>
    <style:style style:name="T9" style:family="text">
      <style:text-properties style:font-name="Bahnschrift" fo:font-size="10pt" fo:font-weight="bold" style:font-size-asian="10pt" style:font-weight-asian="bold" style:font-size-complex="10pt" style:font-weight-complex="bold"/>
    </style:style>
    <style:style style:name="T10" style:family="text">
      <style:text-properties style:font-name="Bahnschrift" fo:font-size="8pt" style:font-size-asian="8pt" style:font-size-complex="8pt"/>
    </style:style>
    <style:style style:name="T11" style:family="text">
      <style:text-properties style:font-name="Bahnschrift" fo:font-size="12pt" fo:font-weight="bold" style:letter-kerning="true" style:font-name-asian="Noto Sans CJK SC" style:font-size-asian="12pt" style:font-weight-asian="bold" style:font-name-complex="Noto Sans Devanagari" style:font-size-complex="12pt" style:font-weight-complex="bold"/>
    </style:style>
    <style:style style:name="T12" style:family="text">
      <style:text-properties style:font-name="Bahnschrift" fo:font-size="8pt" style:letter-kerning="true" style:font-name-asian="Noto Sans CJK SC" style:font-size-asian="8pt" style:font-name-complex="Noto Sans Devanagari" style:font-size-complex="8pt"/>
    </style:style>
    <style:style style:name="T13" style:family="text">
      <style:text-properties style:font-name="Bahnschrift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Bahnschrift" fo:font-size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25cm" svg:height="12.2cm" svg:x="15.95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75cm" svg:height="12.2cm" svg:x="1.7cm" svg:y="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5cm" svg:height="12.2cm" svg:x="8.95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5.25cm" svg:height="2.25cm" svg:x="9.65cm" svg:y="3.3cm">
          <text:p text:style-name="P2"><text:span text:style-name="T1">Us</text:span><text:span text:style-name="T1">ers</text:span><text:span text:style-name="T2"><text:line-break/></text:span><text:span text:style-name="T2">(ldap, </text:span><text:span text:style-name="T2">yaml, .</text:span><text:span text:style-name="T2">..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5.25cm" svg:height="2.25cm" svg:x="9.65cm" svg:y="7.05cm">
          <text:p text:style-name="P2"><text:span text:style-name="T1">group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5.25cm" svg:height="2.25cm" svg:x="9.65cm" svg:y="10.95cm">
          <text:p text:style-name="P2"><text:span text:style-name="T1">Hosts</text:span><text:span text:style-name="T2"><text:line-break/></text:span><text:span text:style-name="T2">ldap, yaml, ...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12.275cm" svg:y1="5.55cm" svg:x2="12.275cm" svg:y2="7.05cm" draw:start-shape="id1" draw:end-shape="id2" svg:d="M12275 5550v1500" svg:viewBox="0 0 1 1501">
          <text:p/>
        </draw:connector>
        <draw:connector draw:style-name="gr7" draw:text-style-name="P6" draw:layer="layout" draw:type="line" svg:x1="12.275cm" svg:y1="9.3cm" svg:x2="12.275cm" svg:y2="10.95cm" draw:start-shape="id2" draw:start-glue-point="2" draw:end-shape="id3" svg:d="M12275 9300v1650" svg:viewBox="0 0 1 1651">
          <text:p/>
        </draw:connector>
        <draw:custom-shape draw:style-name="gr8" draw:text-style-name="P7" xml:id="id4" draw:id="id4" draw:layer="layout" svg:width="5.6cm" svg:height="2.25cm" svg:x="2.225cm" svg:y="10.95cm">
          <text:p text:style-name="P2"><text:span text:style-name="T1">Host </text:span><text:span text:style-name="T1">profil</text:span><text:span text:style-name="T1">es</text:span><text:span text:style-name="T3"><text:line-break/></text:span><text:span text:style-name="T3">usr/hosts/&lt;</text:span><text:span text:style-name="T3">profile&gt;.ni</text:span><text:span text:style-name="T3">x</text:span><text:span text:style-name="T3"><text:line-break/></text:span><text:span text:style-name="T3">dnf/hosts/&lt;</text:span><text:span text:style-name="T3">profile&gt;.ni</text:span><text:span text:style-name="T3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5" draw:id="id5" draw:layer="layout" svg:width="5.6cm" svg:height="2.25cm" svg:x="2.225cm" svg:y="3.3cm">
          <text:p text:style-name="P2"><text:span text:style-name="T1">User profiles</text:span><text:span text:style-name="T2"><text:line-break/></text:span><text:span text:style-name="T2">usr/homes/&lt;profile&gt;</text:span><text:span text:style-name="T2"><text:line-break/></text:span><text:span text:style-name="T2">lib/modules/user/&lt;profil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draw:type="line" svg:x1="7.825cm" svg:y1="12.075cm" svg:x2="9.65cm" svg:y2="12.075cm" draw:start-shape="id4" draw:end-shape="id3" svg:d="M7825 12075h1825" svg:viewBox="0 0 1826 1">
          <text:p/>
        </draw:connector>
        <draw:connector draw:style-name="gr10" draw:text-style-name="P6" draw:layer="layout" draw:type="line" svg:x1="7.825cm" svg:y1="4.425cm" svg:x2="9.65cm" svg:y2="4.425cm" draw:start-shape="id5" draw:end-shape="id1" svg:d="M7825 4425h1825" svg:viewBox="0 0 1826 1">
          <text:p/>
        </draw:connector>
        <draw:custom-shape draw:style-name="gr11" draw:text-style-name="P9" xml:id="id8" draw:id="id8" draw:layer="layout" svg:width="5.25cm" svg:height="2.25cm" svg:x="16.45cm" svg:y="3.3cm">
          <text:p text:style-name="P2"><text:span text:style-name="T1">hosts.nix</text:span><text:span text:style-name="T2"><text:line-break/></text:span><text:span text:style-name="T2">generated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xml:id="id7" draw:id="id7" draw:layer="layout" svg:width="4.75cm" svg:height="2.75cm" svg:x="16.7cm" svg:y="6.8cm">
          <text:p text:style-name="P10"><text:span text:style-name="T4">generator</text:span><text:span text:style-name="T2"><text:line-break/></text:span><text:span text:style-name="T2">just gener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xml:id="id9" draw:id="id9" draw:layer="layout" svg:width="5.25cm" svg:height="2.25cm" svg:x="16.45cm" svg:y="10.95cm">
          <text:p text:style-name="P2"><text:span text:style-name="T1">networks.nix</text:span><text:span text:style-name="T2"><text:line-break/></text:span><text:span text:style-name="T2">generated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xml:id="id6" draw:id="id6" draw:layer="layout" svg:width="5.6cm" svg:height="2.25cm" svg:x="2.225cm" svg:y="7.05cm">
          <text:p text:style-name="P2"><text:span text:style-name="T1">Modules</text:span><text:span text:style-name="T3"><text:line-break/></text:span><text:span text:style-name="T3">dnf/modules/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draw:type="line" svg:x1="5.025cm" svg:y1="9.3cm" svg:x2="5.025cm" svg:y2="10.95cm" draw:start-shape="id6" draw:start-glue-point="2" draw:end-shape="id4" svg:d="M5025 9300v1650" svg:viewBox="0 0 1 1651">
          <text:p/>
        </draw:connector>
        <draw:connector draw:style-name="gr10" draw:text-style-name="P6" draw:layer="layout" draw:type="line" svg:x1="5.025cm" svg:y1="7.05cm" svg:x2="5.025cm" svg:y2="5.55cm" draw:start-shape="id6" draw:start-glue-point="0" draw:end-shape="id5" svg:d="M5025 7050v-1500" svg:viewBox="0 0 1 1501">
          <text:p/>
        </draw:connector>
        <draw:connector draw:style-name="gr14" draw:text-style-name="P6" draw:layer="layout" draw:type="line" svg:x1="17.395cm" svg:y1="7.202cm" svg:x2="14.9cm" svg:y2="4.425cm" draw:start-shape="id7" draw:start-glue-point="5" draw:end-shape="id1" svg:d="M17395 7202l-2495-2777" svg:viewBox="0 0 2496 2778">
          <text:p/>
        </draw:connector>
        <draw:connector draw:style-name="gr14" draw:text-style-name="P6" draw:layer="layout" draw:type="line" svg:x1="16.7cm" svg:y1="8.175cm" svg:x2="14.9cm" svg:y2="8.175cm" draw:start-shape="id7" draw:start-glue-point="6" draw:end-shape="id2" svg:d="M16700 8175h-1800" svg:viewBox="0 0 1801 1">
          <text:p/>
        </draw:connector>
        <draw:connector draw:style-name="gr14" draw:text-style-name="P6" draw:layer="layout" draw:type="line" svg:x1="17.395cm" svg:y1="9.148cm" svg:x2="14.9cm" svg:y2="12.075cm" draw:start-shape="id7" draw:start-glue-point="7" draw:end-shape="id3" draw:end-glue-point="1" svg:d="M17395 9148l-2495 2927" svg:viewBox="0 0 2496 2928">
          <text:p/>
        </draw:connector>
        <draw:connector draw:style-name="gr15" draw:text-style-name="P6" draw:layer="layout" draw:type="line" svg:x1="19.075cm" svg:y1="5.55cm" svg:x2="19.075cm" svg:y2="6.8cm" draw:start-shape="id8" draw:end-shape="id7" draw:end-glue-point="4" svg:d="M19075 5550v1250" svg:viewBox="0 0 1 1251">
          <text:p/>
        </draw:connector>
        <draw:connector draw:style-name="gr15" draw:text-style-name="P6" draw:layer="layout" draw:type="line" svg:x1="19.075cm" svg:y1="10.95cm" svg:x2="19.075cm" svg:y2="9.55cm" draw:start-shape="id9" draw:start-glue-point="0" draw:end-shape="id7" draw:end-glue-point="8" svg:d="M19075 10950v-1400" svg:viewBox="0 0 1 1401">
          <text:p/>
        </draw:connector>
        <draw:custom-shape draw:style-name="gr11" draw:text-style-name="P9" xml:id="id10" draw:id="id10" draw:layer="layout" svg:width="5.25cm" svg:height="2.25cm" svg:x="22.95cm" svg:y="7.3cm">
          <text:p text:style-name="P2"><text:span text:style-name="T1">flake.n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6" draw:layer="layout" draw:type="lines" draw:line-skew="0.899cm -0.599cm" svg:x1="21.7cm" svg:y1="4.425cm" svg:x2="25.575cm" svg:y2="7.3cm" draw:start-shape="id8" draw:end-shape="id10" draw:end-glue-point="0" svg:d="M21700 4425h1400l2475 1775v1100" svg:viewBox="0 0 3876 2876">
          <text:p/>
        </draw:connector>
        <draw:connector draw:style-name="gr16" draw:text-style-name="P6" draw:layer="layout" draw:type="lines" draw:line-skew="1.149cm 0.649cm" svg:x1="21.7cm" svg:y1="12.075cm" svg:x2="25.575cm" svg:y2="9.55cm" draw:start-shape="id9" draw:start-glue-point="1" draw:end-shape="id10" draw:end-glue-point="2" svg:d="M21700 12075h1650l2225-1375v-1150" svg:viewBox="0 0 3876 2526">
          <text:p/>
        </draw:connector>
        <draw:frame draw:style-name="gr17" draw:text-style-name="P14" draw:layer="layout" svg:width="6.555cm" svg:height="1.17cm" svg:x="1.796cm" svg:y="1.763cm">
          <draw:text-box>
            <text:p text:style-name="P13"><text:span text:style-name="T5">fr</text:span><text:span text:style-name="T5">a</text:span><text:span text:style-name="T5">m</text:span><text:span text:style-name="T5">e</text:span><text:span text:style-name="T5">w</text:span><text:span text:style-name="T5">or</text:span><text:span text:style-name="T5">k </text:span><text:span text:style-name="T5">&amp; </text:span><text:span text:style-name="T5">ap</text:span><text:span text:style-name="T5">p</text:span><text:span text:style-name="T6"><text:line-break/></text:span><text:span text:style-name="T6">mo</text:span><text:span text:style-name="T6">dul</text:span><text:span text:style-name="T6">es, </text:span><text:span text:style-name="T6">mac</text:span><text:span text:style-name="T6">ro-</text:span><text:span text:style-name="T6">mo</text:span><text:span text:style-name="T6">dul</text:span><text:span text:style-name="T6">es, </text:span><text:span text:style-name="T6">hos</text:span><text:span text:style-name="T6">t &amp; </text:span><text:span text:style-name="T6">ho</text:span><text:span text:style-name="T6">me </text:span><text:span text:style-name="T6">prof</text:span><text:span text:style-name="T6">iles</text:span></text:p>
          </draw:text-box>
        </draw:frame>
        <draw:custom-shape draw:style-name="gr9" draw:text-style-name="P8" draw:layer="layout" svg:width="5.6cm" svg:height="2.25cm" svg:x="2.225cm" svg:y="3.3cm">
          <text:p text:style-name="P2"><text:span text:style-name="T1">User profiles</text:span><text:span text:style-name="T3"><text:line-break/></text:span><text:span text:style-name="T3">usr/homes/&lt;profile&gt;</text:span><text:span text:style-name="T3"><text:line-break/></text:span><text:span text:style-name="T3">dnf/homes/&lt;profil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4" draw:layer="layout" svg:width="6.388cm" svg:height="1.17cm" svg:x="9.1cm" svg:y="1.763cm">
          <draw:text-box>
            <text:p text:style-name="P13"><text:span text:style-name="T5">us</text:span><text:span text:style-name="T5">er</text:span><text:span text:style-name="T5">s, </text:span><text:span text:style-name="T5">gr</text:span><text:span text:style-name="T5">ou</text:span><text:span text:style-name="T5">ps</text:span><text:span text:style-name="T5">, </text:span><text:span text:style-name="T5">h</text:span><text:span text:style-name="T5">os</text:span><text:span text:style-name="T5">ts</text:span><text:span text:style-name="T6"><text:line-break/></text:span><text:span text:style-name="T6">fro</text:span><text:span text:style-name="T6">m </text:span><text:span text:style-name="T6">sev</text:span><text:span text:style-name="T6">eral </text:span><text:span text:style-name="T6">sou</text:span><text:span text:style-name="T6">rce</text:span><text:span text:style-name="T6">s : </text:span><text:span text:style-name="T6">flat </text:span><text:span text:style-name="T6">con</text:span><text:span text:style-name="T6">fig, </text:span><text:span text:style-name="T6">ldap</text:span><text:span text:style-name="T6">, </text:span><text:span text:style-name="T6">Bds</text:span><text:span text:style-name="T6">...</text:span></text:p>
          </draw:text-box>
        </draw:frame>
        <draw:frame draw:style-name="gr17" draw:text-style-name="P14" draw:layer="layout" svg:width="5.6cm" svg:height="1.17cm" svg:x="16.5cm" svg:y="1.763cm">
          <draw:text-box>
            <text:p text:style-name="P13"><text:span text:style-name="T5">ge</text:span><text:span text:style-name="T5">ne</text:span><text:span text:style-name="T5">ra</text:span><text:span text:style-name="T5">te</text:span><text:span text:style-name="T5">d </text:span><text:span text:style-name="T5">fil</text:span><text:span text:style-name="T5">es</text:span><text:span text:style-name="T6"><text:line-break/></text:span><text:span text:style-name="T6">hos</text:span><text:span text:style-name="T6">ts, </text:span><text:span text:style-name="T6">use</text:span><text:span text:style-name="T6">rs, </text:span><text:span text:style-name="T6">net</text:span><text:span text:style-name="T6">wor</text:span><text:span text:style-name="T6">ks </text:span><text:span text:style-name="T6">(dn</text:span><text:span text:style-name="T6">s, </text:span><text:span text:style-name="T6">dhc</text:span><text:span text:style-name="T6">p...)</text:span></text:p>
          </draw:text-box>
        </draw:frame>
        <draw:custom-shape draw:style-name="gr18" draw:text-style-name="P15" draw:layer="layout" svg:width="26.9cm" svg:height="12.5cm" svg:x="1.518cm" svg:y="1.46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Standard">
        <draw:custom-shape draw:style-name="gr19" draw:text-style-name="P16" draw:layer="layout" svg:width="4.45cm" svg:height="2cm" svg:x="20.3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7" draw:layer="layout" svg:width="12.75cm" svg:height="1.75cm" svg:x="12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8" draw:layer="layout" svg:width="4.45cm" svg:height="2cm" svg:x="20.3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0" draw:layer="layout" svg:width="2.2cm" svg:height="0.75cm" svg:x="25.6cm" svg:y="10.1cm">
          <draw:text-box>
            <text:p text:style-name="P19"><text:span text:style-name="T7">Ex</text:span><text:span text:style-name="T7">ter</text:span><text:span text:style-name="T7">na</text:span><text:span text:style-name="T7">l</text:span></text:p>
          </draw:text-box>
        </draw:frame>
        <draw:custom-shape draw:style-name="gr23" draw:text-style-name="P21" draw:layer="layout" svg:width="0.5cm" svg:height="1.75cm" svg:x="25.05cm" svg:y="9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4" draw:text-style-name="P23" draw:layer="layout" svg:width="12.2cm" svg:height="1.25cm" svg:x="12.3cm" svg:y="9.85cm">
          <text:p text:style-name="P22"><text:span text:style-name="T8">nixpkgs, dependencies 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20" draw:layer="layout" svg:width="1.95cm" svg:height="0.749cm" svg:x="25.6cm" svg:y="8.301cm">
          <draw:text-box>
            <text:p text:style-name="P19"><text:span text:style-name="T7">DNF</text:span></text:p>
          </draw:text-box>
        </draw:frame>
        <draw:custom-shape draw:style-name="gr26" draw:text-style-name="P21" draw:layer="layout" svg:width="0.5cm" svg:height="2cm" svg:x="25.05cm" svg:y="7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7" draw:text-style-name="P25" draw:layer="layout" svg:width="3.95cm" svg:height="1.5cm" svg:x="20.55cm" svg:y="7.85cm">
          <text:p text:style-name="P24"><text:span text:style-name="T9">dnf/modules/</text:span><text:span text:style-name="T9"><text:line-break/></text:span><text:span text:style-name="T9">nix/core</text:span><text:span text:style-name="T10"><text:line-break/></text:span><text:span text:style-name="T10">system, console, graphic, admin, services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6" draw:layer="layout" svg:width="4cm" svg:height="1.5cm" svg:x="20.5cm" svg:y="5.85cm">
          <text:p text:style-name="P24"><text:span text:style-name="T9">usr/modules/</text:span><text:span text:style-name="T9"><text:line-break/></text:span><text:span text:style-name="T9">nix/core</text:span><text:span text:style-name="T10"><text:line-break/></text:span><text:span text:style-name="T10">system, console, graphic, admin, services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7" draw:layer="layout" svg:width="4.5cm" svg:height="2cm" svg:x="15.8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8" draw:layer="layout" svg:width="4.5cm" svg:height="2cm" svg:x="15.8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20" draw:layer="layout" svg:width="1.95cm" svg:height="0.748cm" svg:x="25.6cm" svg:y="6.282cm">
          <draw:text-box>
            <text:p text:style-name="P19"><text:span text:style-name="T7">Local</text:span></text:p>
          </draw:text-box>
        </draw:frame>
        <draw:custom-shape draw:style-name="gr26" draw:text-style-name="P21" draw:layer="layout" svg:width="0.5cm" svg:height="2cm" svg:x="25.05cm" svg:y="5.6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2" draw:text-style-name="P29" draw:layer="layout" svg:width="4cm" svg:height="1.5cm" svg:x="16.05cm" svg:y="7.85cm">
          <text:p text:style-name="P28"><text:span text:style-name="T11">dnf/modules/nix/macro</text:span><text:span text:style-name="T12"><text:line-break/></text:span><text:span text:style-name="T12">theme,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6" draw:layer="layout" svg:width="4cm" svg:height="1.5cm" svg:x="16.05cm" svg:y="5.851cm">
          <text:p text:style-name="P24"><text:span text:style-name="T13">usr/modules/nix/macro</text:span><text:span text:style-name="T10"><text:line-break/></text:span><text:span text:style-name="T10">theme,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7" draw:layer="layout" svg:width="5cm" svg:height="1.75cm" svg:x="7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3" draw:layer="layout" svg:width="4.45cm" svg:height="1.25cm" svg:x="7.3cm" svg:y="9.85cm">
          <text:p text:style-name="P22"><text:span text:style-name="T8">home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6" draw:layer="layout" svg:width="3.8cm" svg:height="2cm" svg:x="12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6" draw:layer="layout" svg:width="3.2cm" svg:height="1.5cm" svg:x="12.3cm" svg:y="5.851cm">
          <text:p text:style-name="P24"><text:span text:style-name="T14">usr/homes</text:span><text:span text:style-name="T10"><text:line-break/></text:span><text:span text:style-name="T10">&lt;profile&gt;.n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3.8cm" svg:height="2cm" svg:x="12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5" draw:layer="layout" svg:width="3.2cm" svg:height="1.5cm" svg:x="12.3cm" svg:y="7.851cm">
          <text:p text:style-name="P24"><text:span text:style-name="T14">dnf/homes</text:span><text:span text:style-name="T10"><text:line-break/></text:span><text:span text:style-name="T10">&lt;profile&gt;.n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6" draw:layer="layout" svg:width="5cm" svg:height="2cm" svg:x="7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6" draw:layer="layout" svg:width="4.45cm" svg:height="1.5cm" svg:x="7.3cm" svg:y="5.851cm">
          <text:p text:style-name="P24"><text:span text:style-name="T14">usr/homes</text:span><text:span text:style-name="T10"><text:line-break/></text:span><text:span text:style-name="T10">&lt;profile&gt;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8" draw:layer="layout" svg:width="5cm" svg:height="2cm" svg:x="7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5" draw:layer="layout" svg:width="4.45cm" svg:height="1.5cm" svg:x="7.3cm" svg:y="7.851cm">
          <text:p text:style-name="P24"><text:span text:style-name="T14">dnf/homes</text:span><text:span text:style-name="T10"><text:line-break/></text:span><text:span text:style-name="T10">&lt;profile&gt;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7" draw:layer="layout" svg:width="5cm" svg:height="1.75cm" svg:x="2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3" draw:layer="layout" svg:width="4.5cm" svg:height="1.25cm" svg:x="2.25cm" svg:y="9.85cm">
          <text:p text:style-name="P22"><text:span text:style-name="T8">to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8" draw:layer="layout" svg:width="5cm" svg:height="2cm" svg:x="2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5" draw:layer="layout" svg:width="4.5cm" svg:height="1.5cm" svg:x="2.25cm" svg:y="7.851cm">
          <text:p text:style-name="P24"><text:span text:style-name="T14">src, flake, ju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6" draw:layer="layout" svg:width="5cm" svg:height="2cm" svg:x="2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6" draw:layer="layout" svg:width="4.5cm" svg:height="1.5cm" svg:x="2.25cm" svg:y="5.851cm">
          <text:p text:style-name="P24"><text:span text:style-name="T14">usr/config.ya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0" draw:layer="layout" svg:width="22.75cm" svg:height="2cm" svg:x="2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1" draw:layer="layout" svg:width="12.75cm" svg:height="1.5cm" svg:x="2.25cm" svg:y="3.8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1" draw:layer="layout" svg:width="1.25cm" svg:height="1.5cm" svg:x="23.25cm" svg:y="3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31" draw:layer="layout" svg:width="7.75cm" svg:height="1.5cm" svg:x="15.25cm" svg:y="3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1cm" svg:height="1cm" svg:x="2.5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1cm" svg:height="1cm" svg:x="3.75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1cm" svg:height="1cm" svg:x="5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1cm" svg:height="1cm" svg:x="6.25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1cm" svg:height="1cm" svg:x="7.5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1cm" svg:height="1cm" svg:x="8.75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1cm" svg:height="1cm" svg:x="10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1cm" svg:height="1cm" svg:x="11.25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1cm" svg:height="1cm" svg:x="12.5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2" draw:layer="layout" svg:width="1cm" svg:height="1cm" svg:x="13.75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1cm" svg:height="1cm" svg:x="16.75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1cm" svg:height="1cm" svg:x="18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1cm" svg:height="1cm" svg:x="19.25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1cm" svg:height="1cm" svg:x="20.5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2" draw:layer="layout" svg:width="1cm" svg:height="1cm" svg:x="21.75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1cm" svg:height="1cm" svg:x="15.5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20" draw:layer="layout" svg:width="2.42cm" svg:height="1.097cm" svg:x="25.58cm" svg:y="4.083cm">
          <draw:text-box>
            <text:p text:style-name="P19"><text:span text:style-name="T7">Networks</text:span><text:span text:style-name="T7"><text:line-break/></text:span><text:span text:style-name="T7">&amp; Hosts</text:span></text:p>
          </draw:text-box>
        </draw:frame>
        <draw:custom-shape draw:style-name="gr53" draw:text-style-name="P21" draw:layer="layout" svg:width="0.5cm" svg:height="2cm" svg:x="25.03cm" svg:y="3.6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4" draw:text-style-name="P21" draw:layer="layout" svg:width="0.5cm" svg:height="5cm" draw:transform="rotate (-1.5707963267949) translate (7cm 11.75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4" draw:text-style-name="P21" draw:layer="layout" svg:width="0.5cm" svg:height="5cm" draw:transform="rotate (-1.5707963267949) translate (12cm 11.7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5" draw:text-style-name="P21" draw:layer="layout" svg:width="0.5cm" svg:height="3.75cm" draw:transform="rotate (-1.5707963267949) translate (15.75cm 11.7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6" draw:text-style-name="P21" draw:layer="layout" svg:width="0.5cm" svg:height="4.5cm" draw:transform="rotate (-1.5707963267949) translate (20.25cm 11.7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6" draw:text-style-name="P21" draw:layer="layout" svg:width="0.5cm" svg:height="4.5cm" draw:transform="rotate (-1.5707963267949) translate (24.75cm 11.7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2" draw:text-style-name="P20" draw:layer="layout" svg:width="4cm" svg:height="1.097cm" svg:x="2.95cm" svg:y="12.5cm">
          <draw:text-box>
            <text:p text:style-name="P13"><text:span text:style-name="T7">Tools &amp;</text:span><text:span text:style-name="T7"><text:line-break/></text:span><text:span text:style-name="T7">configurations</text:span></text:p>
          </draw:text-box>
        </draw:frame>
        <draw:frame draw:style-name="gr31" draw:text-style-name="P20" draw:layer="layout" svg:width="1.95cm" svg:height="0.748cm" svg:x="25.6cm" svg:y="6.282cm">
          <draw:text-box>
            <text:p text:style-name="P19"><text:span text:style-name="T7">Local</text:span></text:p>
          </draw:text-box>
        </draw:frame>
        <draw:frame draw:style-name="gr52" draw:text-style-name="P33" draw:layer="layout" svg:width="2.5cm" svg:height="1.097cm" svg:x="8.5cm" svg:y="12.5cm">
          <draw:text-box>
            <text:p text:style-name="P13"><text:span text:style-name="T7">Home</text:span><text:span text:style-name="T7"><text:line-break/></text:span><text:span text:style-name="T7">Profile</text:span><text:span text:style-name="T7">s</text:span></text:p>
          </draw:text-box>
        </draw:frame>
        <draw:frame draw:style-name="gr52" draw:text-style-name="P20" draw:layer="layout" svg:width="4cm" svg:height="1.097cm" svg:x="12.5cm" svg:y="12.403cm">
          <draw:text-box>
            <text:p text:style-name="P13"><text:span text:style-name="T7">User</text:span><text:span text:style-name="T7"><text:line-break/></text:span><text:span text:style-name="T7">Declarations</text:span></text:p>
          </draw:text-box>
        </draw:frame>
        <draw:frame draw:style-name="gr57" draw:text-style-name="P33" draw:layer="layout" svg:width="4cm" svg:height="1.943cm" svg:x="16.05cm" svg:y="12.403cm">
          <draw:text-box>
            <text:p text:style-name="P13"><text:span text:style-name="T7">Macro</text:span><text:span text:style-name="T7"><text:line-break/></text:span><text:span text:style-name="T7">Modules</text:span><text:span text:style-name="T7"><text:line-break/></text:span><text:span text:style-name="T7">(hosts &amp; themes)</text:span></text:p>
          </draw:text-box>
        </draw:frame>
        <draw:frame draw:style-name="gr52" draw:text-style-name="P33" draw:layer="layout" svg:width="2.65cm" svg:height="1.097cm" svg:x="21.5cm" svg:y="12.403cm">
          <draw:text-box>
            <text:p text:style-name="P13"><text:span text:style-name="T7">St</text:span><text:span text:style-name="T7">an</text:span><text:span text:style-name="T7">da</text:span><text:span text:style-name="T7">rd</text:span><text:span text:style-name="T7"><text:line-break/></text:span><text:span text:style-name="T7">M</text:span><text:span text:style-name="T7">od</text:span><text:span text:style-name="T7">ul</text:span><text:span text:style-name="T7">es</text:span></text:p>
          </draw:text-box>
        </draw:frame>
        <draw:custom-shape draw:style-name="gr58" draw:text-style-name="P6" draw:layer="layout" svg:width="26cm" svg:height="11cm" svg:x="1.75cm" svg:y="3.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Bahnschrift" svg:font-family="Bahnschrift" style:font-adornments="Light" style:font-pitch="variable"/>
    <style:font-face style:name="JetBrains Mono" svg:font-family="'JetBrains Mono'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4:49:49.425799065</meta:creation-date>
    <dc:date>2025-02-23T20:28:18.641497649</dc:date>
    <meta:editing-duration>PT2H6M33S</meta:editing-duration>
    <meta:editing-cycles>48</meta:editing-cycles>
    <meta:generator>LibreOffice/24.8.4.2$Linux_X86_64 LibreOffice_project/480$Build-2</meta:generator>
    <meta:document-statistic meta:object-count="97"/>
  </office:meta>
</office:document-meta>
</file>